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4f6" officeooo:paragraph-rsid="000f34f6"/>
    </style:style>
    <style:style style:name="P2" style:family="paragraph" style:parent-style-name="Standard">
      <style:text-properties officeooo:rsid="000fb0c9" officeooo:paragraph-rsid="000fb0c9"/>
    </style:style>
    <style:style style:name="P3" style:family="paragraph" style:parent-style-name="Standard">
      <style:text-properties officeooo:rsid="000fb0c9" officeooo:paragraph-rsid="000fef64"/>
    </style:style>
    <style:style style:name="P4" style:family="paragraph" style:parent-style-name="Standard">
      <style:text-properties officeooo:rsid="000fef64" officeooo:paragraph-rsid="000fef64"/>
    </style:style>
    <style:style style:name="T1" style:family="text">
      <style:text-properties officeooo:rsid="000fb0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ef64"/>
    </style:style>
    <style:style style:name="T4" style:family="text">
      <style:text-properties officeooo:rsid="0011f57a"/>
    </style:style>
    <style:style style:name="T5" style:family="text">
      <style:text-properties officeooo:rsid="00146fcd"/>
    </style:style>
    <style:style style:name="T6" style:family="text">
      <style:text-properties officeooo:rsid="00147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Dispomos dunha taboa denominada 'referencia' que conten <text:span text:style-name="T4">tres</text:span> campos :<text:span text:style-name="T4"> p (un numero)</text:span> c1(unha letra), c2(outra letra). </text:p>
      <text:p text:style-name="P1">Dispomos du <text:s/>ficheiro serializado chamado 'clave1' <text:s/>que conten obxectos da clase 'Clave1.java' <text:s/><text:span text:style-name="T3">( o código da clase Clave1.java tamén se <text:s/>achega neste exercicio) </text:span>que consta de <text:s/>dous atributos : cla1( <text:s/>una letra), num1 <text:s text:c="2"/>( un numero)</text:p>
      <text:p text:style-name="P1">Dispomos dunha taboa denominada 'clave2' <text:s/>que conten dous campos : <text:s/>cla2 (unha letra), num2(un numero</text:p>
      <text:p text:style-name="P1">Dispomos dun ficheiro de texto delimitado chamado 'clavesuma' <text:span text:style-name="T1"><text:s/>que conten por c</text:span><text:span text:style-name="T3">a</text:span><text:span text:style-name="T1">da fila un numero e una letra separados por un </text:span><text:span text:style-name="T6">guion baixo (_)</text:span><text:span text:style-name="T3"> . neste ficheiro atopase unha palabra oculta que hai que descubrir.</text:span></text:p>
      <text:p text:style-name="P1"/>
      <text:p text:style-name="P2"><text:span text:style-name="T3">D</text:span>esenvolver un proxecto chamado '<text:span text:style-name="T2">psecreto</text:span>' <text:s/>que descubra a palabra secreta oculta no ficheiro de texto delimitado 'clavesuma' sabendo que : </text:p>
      <text:p text:style-name="P3">a suma do numero correspondente a primeira letra de cada fila ta taboa 'referencia' <text:s/>que se atopa no ficheiro serializado 'clave1' mais o numero correspondente a segunda letra de cada fila da taboa 'referencia' que se atopa na taboa <text:s/>'clave2' <text:span text:style-name="T3">, </text:span><text:s/>da<text:span text:style-name="T3">n</text:span> un resultado que e o numero <text:span text:style-name="T3">corr</text:span><text:span text:style-name="T5">e</text:span><text:span text:style-name="T3">spondente a frase do ficheiro de texto delimitado <text:s/>'clavesuma' cuxa letra corresponde a una das letras da palabra oculta buscada.</text:span></text:p>
      <text:p text:style-name="P4">cada fila da taboa 'referencia' correspondese por orde de aparación con cada unha das letras da palabra oculta buscada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8:19:15.419195424</meta:creation-date>
    <dc:date>2023-11-15T12:49:10.366939712</dc:date>
    <meta:editing-duration>PT3H28M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10" meta:character-count="1331" meta:non-whitespace-character-count="1109"/>
  </office:meta>
</office:document-meta>
</file>